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56000000F4A0AB8A41.png"/>
  <manifest:file-entry manifest:media-type="image/png" manifest:full-path="Pictures/10000201000001C10000026890DA937B.png"/>
  <manifest:file-entry manifest:media-type="image/png" manifest:full-path="Pictures/100000000000015600000069D6D95831.png"/>
  <manifest:file-entry manifest:media-type="image/png" manifest:full-path="Pictures/100000000000015300000071537A651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70mm" fo:margin-top="0mm" fo:margin-bottom="3mm" table:align="center"/>
    </style:style>
    <style:style style:name="Table1.A" style:family="table-column">
      <style:table-column-properties style:column-width="50.22mm"/>
    </style:style>
    <style:style style:name="Table1.B" style:family="table-column">
      <style:table-column-properties style:column-width="119.79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2" style:family="table">
      <style:table-properties style:width="170mm" fo:margin-top="0mm" fo:margin-bottom="3mm" table:align="center"/>
    </style:style>
    <style:style style:name="Table2.A" style:family="table-column">
      <style:table-column-properties style:column-width="65.3mm"/>
    </style:style>
    <style:style style:name="Table2.B" style:family="table-column">
      <style:table-column-properties style:column-width="104.7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2.16" style:family="table-row">
      <style:table-row-properties style:min-row-height="5.64mm"/>
    </style:style>
    <style:style style:name="Table3"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3.A" style:family="table-column">
      <style:table-column-properties style:column-width="65.3mm"/>
    </style:style>
    <style:style style:name="Table3.B" style:family="table-column">
      <style:table-column-properties style:column-width="104.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2" style:family="table-row">
      <style:table-row-properties fo:background-color="transparent" style:keep-together="true" fo:keep-together="auto">
        <style:background-image/>
      </style:table-row-properties>
    </style:style>
    <style:style style:name="Table3.A2" style:family="table-cell">
      <style:table-cell-properties style:vertical-align="" fo:background-color="transparent" fo:padding="0.97m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3.A3" style:family="table-cell">
      <style:table-cell-properties fo:padding="0.97mm" fo:border-left="0.05pt solid #000000" fo:border-right="none" fo:border-top="none" fo:border-bottom="0.05pt solid #000000"/>
    </style:style>
    <style:style style:name="Table3.B3" style:family="table-cell">
      <style:table-cell-properties fo:padding="0.97mm" fo:border-left="0.05pt solid #000000" fo:border-right="0.05pt solid #000000" fo:border-top="none" fo:border-bottom="0.05pt solid #000000"/>
    </style:style>
    <style:style style:name="Table3.A4" style:family="table-cell">
      <style:table-cell-properties fo:padding="0.97mm" fo:border-left="0.05pt solid #000000" fo:border-right="none" fo:border-top="none" fo:border-bottom="0.05pt solid #000000"/>
    </style:style>
    <style:style style:name="Table3.B4" style:family="table-cell">
      <style:table-cell-properties fo:padding="0.97mm" fo:border-left="0.05pt solid #000000" fo:border-right="0.05pt solid #000000" fo:border-top="none" fo:border-bottom="0.05pt solid #000000"/>
    </style:style>
    <style:style style:name="Table3.A5" style:family="table-cell">
      <style:table-cell-properties fo:padding="0.97mm" fo:border-left="0.05pt solid #000000" fo:border-right="none" fo:border-top="none" fo:border-bottom="0.05pt solid #000000"/>
    </style:style>
    <style:style style:name="Table3.B5" style:family="table-cell">
      <style:table-cell-properties fo:padding="0.97mm" fo:border-left="0.05pt solid #000000" fo:border-right="0.05pt solid #000000" fo:border-top="none" fo:border-bottom="0.05pt solid #000000"/>
    </style:style>
    <style:style style:name="Table3.A6" style:family="table-cell">
      <style:table-cell-properties fo:padding="0.97mm" fo:border-left="0.05pt solid #000000" fo:border-right="none" fo:border-top="none" fo:border-bottom="0.05pt solid #000000"/>
    </style:style>
    <style:style style:name="Table3.B6" style:family="table-cell">
      <style:table-cell-properties fo:padding="0.97mm" fo:border-left="0.05pt solid #000000" fo:border-right="0.05pt solid #000000" fo:border-top="none" fo:border-bottom="0.05pt solid #000000"/>
    </style:style>
    <style:style style:name="Table3.A7" style:family="table-cell">
      <style:table-cell-properties fo:padding="0.97mm" fo:border-left="0.05pt solid #000000" fo:border-right="none" fo:border-top="none" fo:border-bottom="0.05pt solid #000000"/>
    </style:style>
    <style:style style:name="Table3.B7" style:family="table-cell">
      <style:table-cell-properties fo:padding="0.97mm" fo:border-left="0.05pt solid #000000" fo:border-right="0.05pt solid #000000" fo:border-top="none" fo:border-bottom="0.05pt solid #000000"/>
    </style:style>
    <style:style style:name="Table3.A8" style:family="table-cell">
      <style:table-cell-properties fo:padding="0.97mm" fo:border-left="0.05pt solid #000000" fo:border-right="none" fo:border-top="none" fo:border-bottom="0.05pt solid #000000"/>
    </style:style>
    <style:style style:name="Table3.B8" style:family="table-cell">
      <style:table-cell-properties fo:padding="0.97mm" fo:border-left="0.05pt solid #000000" fo:border-right="0.05pt solid #000000" fo:border-top="none" fo:border-bottom="0.05pt solid #000000"/>
    </style:style>
    <style:style style:name="Table4" style:family="table">
      <style:table-properties style:width="170mm" fo:margin-top="0mm" fo:margin-bottom="3mm" table:align="center"/>
    </style:style>
    <style:style style:name="Table4.A" style:family="table-column">
      <style:table-column-properties style:column-width="65.3mm"/>
    </style:style>
    <style:style style:name="Table4.B" style:family="table-column">
      <style:table-column-properties style:column-width="104.7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text-align="center" style:justify-single-word="false"/>
    </style:style>
    <style:style style:name="P3" style:family="paragraph" style:parent-style-name="Darktable_20_text">
      <style:text-properties fo:font-size="11pt"/>
    </style:style>
    <style:style style:name="P4" style:family="paragraph" style:parent-style-name="Table_20_Contents">
      <style:text-properties fo:font-size="11pt"/>
    </style:style>
    <style:style style:name="P5" style:family="paragraph" style:parent-style-name="Darktable_20_chapter_20_number">
      <style:paragraph-properties fo:break-before="page"/>
    </style:style>
    <style:style style:name="P6" style:family="paragraph" style:parent-style-name="Darktable_20_text" style:list-style-name="L1"/>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text-position="super 58%"/>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4"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7"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9"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1"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12"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3"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14"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p>
      <text:p text:style-name="Darktable_20_chapter_20_title">Lighttable</text:p>
      <text:p text:style-name="Darktable_20_text">This chapter describes how to manage RAW files in lighttable. Managing photos can be easy or hard, depending on how many photos and what tools are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9" text:anchor-type="paragraph" svg:width="91.79mm" draw:z-index="20"><draw:text-box fo:min-height="47.34mm"><text:p text:style-name="Darktable_20_caption"><draw:frame draw:style-name="fr15" draw:name="graphics110" text:anchor-type="paragraph" svg:x="0.04mm" svg:y="0.02mm" svg:width="91.79mm" style:rel-width="100%" svg:height="47.34mm" style:rel-height="scale" draw:z-index="2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1" draw:name="Frame22" text:anchor-type="paragraph" svg:width="108.46mm" draw:z-index="22"><draw:text-box fo:min-height="92.06mm"><text:p text:style-name="Darktable_20_caption"><draw:frame draw:style-name="fr16" draw:name="graphics27" text:anchor-type="paragraph" svg:width="108.46mm" svg:height="92.06mm" draw:z-index="2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text:span text:style-name="T8">import from camera</text:span> brings up the dialog of <text:sequence-ref text:reference-format="category-and-value" text:ref-name="refFigure2">Figure 3</text:sequence-ref> that shows the pictures found in the camera memory. </text:p>
      <text:p text:style-name="Darktable_20_text"><draw:frame draw:style-name="fr2" draw:name="Frame32" text:anchor-type="paragraph" svg:y="-0.49mm" svg:width="118.82mm" draw:z-index="24"><draw:text-box fo:min-height="148.84mm"><text:p text:style-name="Darktable_20_caption"><draw:frame draw:style-name="fr15" draw:name="graphics32" text:anchor-type="paragraph" svg:x="0.04mm" svg:y="0.02mm" svg:width="118.78mm" svg:height="142.33mm" draw:z-index="25"><draw:image xlink:href="../images/import-from-camera.png" xlink:type="simple" xlink:show="embed" xlink:actuate="onLoad"/></draw:frame>Figure <text:sequence text:ref-name="refFigure2" text:name="Figure" text:formula="ooow:Figure+1" style:num-format="1">3</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Figure 4</text:sequence-ref>).</text:p>
      <text:p text:style-name="Darktable_20_text"><draw:frame draw:style-name="fr1" draw:name="Frame42" text:anchor-type="paragraph" svg:width="118.78mm" draw:z-index="26"><draw:text-box fo:min-height="162.97mm"><text:p text:style-name="Darktable_20_caption"><draw:frame draw:style-name="fr17" draw:name="graphics42" text:anchor-type="paragraph" svg:x="0.04mm" svg:y="0mm" svg:width="118.78mm" style:rel-width="100%" svg:height="162.97mm" style:rel-height="scale" draw:z-index="2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3" draw:name="Frame52" text:anchor-type="paragraph" svg:y="0.55mm" svg:width="92.45mm" draw:z-index="28"><draw:text-box fo:min-height="100.75mm"><text:p text:style-name="Darktable_20_caption"><draw:frame draw:style-name="fr18" draw:name="graphics52" text:anchor-type="paragraph" svg:width="91.26mm" svg:height="96.29mm" draw:z-index="29"><draw:image xlink:href="../images/collect-images-module.png" xlink:type="simple" xlink:show="embed" xlink:actuate="onLoad"/></draw:frame>Figure <text:sequence text:ref-name="refFigure4" text:name="Figure" text:formula="ooow:Figure+1" style:num-format="1">5</text:sequence>: collect images module</text:p></draw:text-box></draw:frame><text:soft-page-break/>Working with collections</text:h>
      <text:p text:style-name="Darktable_20_text">After importing images, we may wish to group and organize them in collections.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4">Figure 5</text:sequence-ref>. The first section at the top of the <text:s/>module is used to create filters. The first selection box is used to cho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9">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4" draw:name="Frame62" text:anchor-type="paragraph" svg:x="0mm" svg:y="-0.23mm" svg:width="47.25mm" draw:z-index="30"><draw:text-box fo:min-height="26.78mm"><text:p text:style-name="Darktable_20_caption"><draw:frame draw:style-name="fr19" draw:name="graphics6" text:anchor-type="paragraph" svg:y="0mm" svg:width="44.17mm" svg:height="22.75mm" draw:z-index="31"><draw:image xlink:href="../images/filter-options.png" xlink:type="simple" xlink:show="embed" xlink:actuate="onLoad"/></draw:frame>Figure <text:sequence text:ref-name="refFigure5" text:name="Figure" text:formula="ooow:Figure+1" style:num-format="1">6</text:sequence>: filter options</text:p></draw:text-box></draw:frame><text:span text:style-name="T4">Another interesting aspect of <text:s/>filters is that we can create more filters and combine them. Clicking on the little arrow next to the filter value entry filed the options of </text:span><text:span text:style-name="T4"><text:sequence-ref text:reference-format="category-and-value" text:ref-name="refFigure5">Figure 6</text:sequence-ref></text:span><text:span text:style-name="T4"> appear. </text:span></text:p>
      <text:p text:style-name="Darktable_20_text"><draw:frame draw:style-name="fr5" draw:name="Frame72" text:anchor-type="paragraph" svg:x="79.27mm" svg:y="25.63mm" svg:width="90.73mm" draw:z-index="32"><draw:text-box fo:min-height="23.28mm"><text:p text:style-name="Darktable_20_caption"><draw:frame draw:style-name="fr17" draw:name="graphics72" text:anchor-type="paragraph" svg:x="0mm" svg:y="0mm" svg:width="90.73mm" style:rel-width="100%" svg:height="23.28mm" style:rel-height="scale" draw:z-index="33"><draw:image xlink:href="../images/complex-filter.png" xlink:type="simple" xlink:show="embed" xlink:actuate="onLoad"/></draw:frame>Figure <text:sequence text:ref-name="refFigure6" text:name="Figure" text:formula="ooow:Figure+1" style:num-format="1">7</text:sequence>: complex filter</text:p></draw:text-box></draw:frame><text:span text:style-name="Darktable_20_emphasis"><text:span text:style-name="T6">Clear this rule</text:span></text:span><text:span text:style-name="T4"> removes the filter so that all available values for the filter type will be listed in the listbox. </text:span><text:span text:style-name="T7">Narrow down search</text:span><text:span text:style-name="T4"> adds a rule in AND with the existing rules, fundamentally reducing the set of pictures in the collection. </text:span><text:span text:style-name="T7">Add more images</text:span><text:span text:style-name="T4"> add a new filter in OR, resulting in adding more images to the collection. Exclude images adds a rule in AND NOT with the existing rules, with the result that some images will be removed from the selection.</text:span></text:p>
      <text:p text:style-name="Darktable_20_text"><text:span text:style-name="T4">For example, the query of <text:s/></text:span><text:span text:style-name="T4"><text:sequence-ref text:reference-format="category-and-value" text:ref-name="refFigure6">Figure 7</text:sequence-ref></text:span><text:span text:style-name="T4"> selects all pictures taken in January and February 2011 and whose format is not jpg.</text:span></text:p>
      <text:p text:style-name="Darktable_20_text"><text:span text:style-name="T4">Darktable remembers the 10 most recently collections used so that they can be easily </text:span><text:soft-page-break/><text:span text:style-name="T4">accessed in a later moment. These are listed in the </text:span><text:span text:style-name="Darktable_20_emphasis"><text:span text:style-name="T6">recently used collections</text:span></text:span><text:span text:style-name="T4"> like illustrated in </text:span><text:span text:style-name="T4"><text:sequence-ref text:reference-format="category-and-value" text:ref-name="refFigure7">Figure 8</text:sequence-ref></text:span><text:span text:style-name="T4">.</text:span></text:p>
      <text:h text:style-name="Darktable_20_heading_20_1" text:outline-level="2"><draw:frame draw:style-name="fr1" draw:name="Frame83" text:anchor-type="paragraph" svg:width="91mm" draw:z-index="34"><draw:text-box fo:min-height="54.22mm"><text:p text:style-name="Darktable_20_caption"><draw:frame draw:style-name="fr15" draw:name="graphics82" text:anchor-type="paragraph" svg:x="0.04mm" svg:y="0.02mm" svg:width="91mm" style:rel-width="100%" svg:height="54.22mm" style:rel-height="scale" draw:z-index="35"><draw:image xlink:href="../images/recently-used-collections-module.png" xlink:type="simple" xlink:show="embed" xlink:actuate="onLoad"/></draw:frame>Figure <text:sequence text:ref-name="refFigure7" text:name="Figure" text:formula="ooow:Figure+1" style:num-format="1">8</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8">Figure 9</text:sequence-ref>.</text:p>
      <text:h text:style-name="Darktable_20_heading_20_1" text:outline-level="2"><draw:frame draw:style-name="fr6" draw:name="Frame191" text:anchor-type="paragraph" svg:width="90.47mm" draw:z-index="36"><draw:text-box fo:min-height="64.56mm"><text:p text:style-name="Darktable_20_caption"><draw:frame draw:style-name="fr15" draw:name="graphics92" text:anchor-type="paragraph" svg:x="0.04mm" svg:y="0.02mm" svg:width="90.47mm" style:rel-width="100%" svg:height="64.56mm" style:rel-height="scale" draw:z-index="37"><draw:image xlink:href="Pictures/1000000000000156000000F4A0AB8A41.png" xlink:type="simple" xlink:show="embed" xlink:actuate="onLoad"/></draw:frame>Figure <text:sequence text:ref-name="refFigure8" text:name="Figure" text:formula="ooow:Figure+1" style:num-format="1">9</text:sequence>: image information module</text:p></draw:text-box></draw:frame>Working with selections</text:h>
      <text:p text:style-name="Darktable_20_text">Selecting and manipulating photo selections is straightforward. Clicking on a single image toggles its selection state. If the crtl button is pressed when clicked, the image is added to or removed from the selection. Pressing shift selects/unselects all images from the last selected to the image on which the mouse button is pressed.</text:p>
      <text:p text:style-name="Darktable_20_text"><draw:frame draw:style-name="fr7" draw:name="Frame92" text:anchor-type="paragraph" svg:y="16.26mm" svg:width="90.47mm" draw:z-index="38"><draw:text-box fo:min-height="27.76mm"><text:p text:style-name="Darktable_20_caption"><draw:frame draw:style-name="fr15" draw:name="graphics101" text:anchor-type="paragraph" svg:x="0.04mm" svg:y="0.02mm" svg:width="90.47mm" style:rel-width="100%" svg:height="27.76mm" style:rel-height="scale" draw:z-index="39"><draw:image xlink:href="Pictures/100000000000015600000069D6D95831.png" xlink:type="simple" xlink:show="embed" xlink:actuate="onLoad"/></draw:frame>Figure <text:sequence text:ref-name="refFigure9" text:name="Figure" text:formula="ooow:Figure+1" style:num-format="1">10</text:sequence>: select module</text:p></draw:text-box></draw:frame>There are also some shortcuts accessible through the <text:span text:style-name="Darktable_20_emphasis">select module</text:span> at the top of the right modules area (<text:sequence-ref text:reference-format="category-and-value" text:ref-name="refFigure9">Figure 10</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there are photos from different film rolls on the light table (for example because we selected more than one film roll in the <text:span text:style-name="Darktable_20_emphasis">collect images</text:span> module), selecting one picture and then pressing this button adds to the selection all pictures belonging to the same film roll. Finally, <text:span text:style-name="Darktable_20_emphasis">select </text:span><text:soft-page-break/><text:span text:style-name="Darktable_20_emphasis">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10">Figure 11</text:sequence-ref>). </text:p>
      <text:p text:style-name="Darktable_20_text"><draw:frame draw:style-name="fr8" draw:name="Frame10" text:anchor-type="paragraph" svg:y="0.51mm" svg:width="89.68mm" draw:z-index="1"><draw:text-box fo:min-height="29.9mm"><text:p text:style-name="Darktable_20_caption"><draw:frame draw:style-name="fr15" draw:name="graphics13" text:anchor-type="paragraph" svg:x="0.04mm" svg:y="0.02mm" svg:width="89.68mm" style:rel-width="100%" svg:height="29.9mm" style:rel-height="scale" draw:z-index="3"><draw:image xlink:href="Pictures/100000000000015300000071537A6510.png" xlink:type="simple" xlink:show="embed" xlink:actuate="onLoad"/></draw:frame>Figure <text:sequence text:ref-name="refFigure10" text:name="Figure" text:formula="ooow:Figure+1" style:num-format="1">11</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count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3"> (see </text:span></text:span><text:span text:style-name="Darktable_20_emphasis"><text:span text:style-name="T3"><text:sequence-ref text:reference-format="category-and-value" text:ref-name="refFigure11">Figure 12</text:sequence-ref></text:span></text:span><text:span text:style-name="Darktable_20_emphasis"><text:span text:style-name="T3">)</text:span></text:span>.</text:p>
      <text:p text:style-name="Darktable_20_text"><draw:frame draw:style-name="fr6" draw:name="Frame12" text:anchor-type="paragraph" svg:width="159.53mm" draw:z-index="6"><draw:text-box fo:min-height="81.74mm"><text:p text:style-name="Darktable_20_caption"><draw:frame draw:style-name="fr15" draw:name="graphics15" text:anchor-type="paragraph" svg:x="0.04mm" svg:y="0.02mm" svg:width="159.53mm" style:rel-width="100%" svg:height="81.74mm" style:rel-height="scale" draw:z-index="7"><draw:image xlink:href="../images/settings-core.png" xlink:type="simple" xlink:show="embed" xlink:actuate="onLoad"/></draw:frame>Figure <text:sequence text:ref-name="refFigure11" text:name="Figure" text:formula="ooow:Figure+1" style:num-format="1">12</text:sequence>: core settings dialog</text:p></draw:text-box></draw:frame>The history stack can be manipulated with the history stack module, illustrated in <text:sequence-ref text:reference-format="category-and-value" text:ref-name="refFigure12">Figure 13</text:sequence-ref>. </text:p>
      <text:p text:style-name="Darktable_20_text"><draw:frame draw:style-name="fr9" draw:name="Frame11" text:anchor-type="paragraph" svg:x="79.83mm" svg:y="2.54mm" svg:width="90.21mm" draw:z-index="4"><draw:text-box fo:min-height="31.73mm"><text:p text:style-name="Darktable_20_caption"><draw:frame draw:style-name="fr17" draw:name="graphics14" text:anchor-type="paragraph" svg:x="0.04mm" svg:y="0mm" svg:width="90.21mm" style:rel-width="100%" svg:height="31.73mm" style:rel-height="scale" draw:z-index="5"><draw:image xlink:href="../images/history-stack-module.png" xlink:type="simple" xlink:show="embed" xlink:actuate="onLoad"/></draw:frame>Figure <text:sequence text:ref-name="refFigure12" text:name="Figure" text:formula="ooow:Figure+1" style:num-format="1">13</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without any plugin applied. <text:span text:style-name="Darktable_20_emphasis">Paste</text:span> pastes a previously copied stack to all selected images. Darktable provides two ways to do so: <text:span text:style-name="Darktable_20_emphasis">overwrite</text:span> and <text:span text:style-name="Darktable_20_emphasis">append</text:span>. The former <text:soft-page-break/>discards the stack of the selected images and then applies the pasted stack. The latter appends the stack in the clipboard to the one of the selected images.</text:p>
      <text:p text:style-name="Darktable_20_text"><draw:frame draw:style-name="fr10" draw:name="Frame13" text:anchor-type="paragraph" svg:y="0.71mm" svg:width="91mm" draw:z-index="8"><draw:text-box fo:min-height="91mm"><text:p text:style-name="Darktable_20_caption"><draw:frame draw:style-name="fr20" draw:name="graphics16" text:anchor-type="paragraph" svg:width="91mm" svg:height="91mm" draw:z-index="9"><draw:image xlink:href="../images/export-selected-module.png" xlink:type="simple" xlink:show="embed" xlink:actuate="onLoad"/></draw:frame>Figure <text:sequence text:ref-name="refFigure13" text:name="Figure" text:formula="ooow:Figure+1" style:num-format="1">14</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3">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13">Figure 14</text:sequence-ref> shows the available export options, which are described in the table below.</text:p>
      <table:table table:name="Table1" table:style-name="Table1">
        <table:table-column table:style-name="Table1.A"/>
        <table:table-column table:style-name="Table1.B"/>
        <table:table-row>
          <table:table-cell table:style-name="Table1.A1" office:value-type="string">
            <text:p text:style-name="Table_20_Heading">option</text:p>
          </table:table-cell>
          <table:table-cell table:style-name="Table1.B1" office:value-type="string">
            <text:p text:style-name="Table_20_Heading">description</text:p>
          </table:table-cell>
        </table:table-row>
        <table:table-row>
          <table:table-cell table:style-name="Table1.A2" office:value-type="string">
            <text:p text:style-name="P4">file on disk</text:p>
          </table:table-cell>
          <table:table-cell table:style-name="Table1.B2" office:value-type="string">
            <text:p text:style-name="P4">Probably the most common. It exports the selected photo(s) into a file on a disk. This will be described in more detail later.</text:p>
          </table:table-cell>
        </table:table-row>
        <table:table-row>
          <table:table-cell table:style-name="Table1.A2" office:value-type="string">
            <text:p text:style-name="P4">flickr webalbum</text:p>
          </table:table-cell>
          <table:table-cell table:style-name="Table1.B2" office:value-type="string">
            <text:p text:style-name="P4">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you wish to upload the pictures.</text:p>
          </table:table-cell>
        </table:table-row>
        <table:table-row>
          <table:table-cell table:style-name="Table1.A2" office:value-type="string">
            <text:p text:style-name="P4">picasa webalbum</text:p>
          </table:table-cell>
          <table:table-cell table:style-name="Table1.B2" office:value-type="string">
            <text:p text:style-name="P4">If you have a picasa (<text:a xlink:type="simple" xlink:href="http://picasa.google.com/">http://picasa.google.com</text:a>) account, you can export directly into a picasa album. When selected, you can specify the picasa username and password, if tags should be included in the export and the album into which you wish to upload the pictures. See below for an example.</text:p>
          </table:table-cell>
        </table:table-row>
        <table:table-row>
          <table:table-cell table:style-name="Table1.A2" office:value-type="string">
            <text:p text:style-name="P4">send as email</text:p>
          </table:table-cell>
          <table:table-cell table:style-name="Table1.B2" office:value-type="string">
            <text:p text:style-name="P4">Exports the photograph and sends it by email with the email client currently configured as default.</text:p>
          </table:table-cell>
        </table:table-row>
        <table:table-row>
          <table:table-cell table:style-name="Table1.A2" office:value-type="string">
            <text:p text:style-name="P4">website gallery</text:p>
          </table:table-cell>
          <table:table-cell table:style-name="Table1.B2" office:value-type="string">
            <text:p text:style-name="P4">Creates a surfable site on the file system that can then be published to a web server. When selected, we can specify the destination directory and the title of the gallery.</text:p>
          </table:table-cell>
        </table:table-row>
      </table:table>
      <text:h text:style-name="Darktable_20_heading_20_2" text:outline-level="3"><text:soft-page-break/>Exporting to a web album</text:h>
      <text:p text:style-name="Darktable_20_text">As an example of exporting to a web album (or to the cloud as it is called nowadays), we will see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14">Figure 15</text:sequence-ref>.</text:p>
      <text:h text:style-name="Darktable_20_heading_20_2" text:outline-level="3"><draw:frame draw:style-name="fr1" draw:name="Frame14" text:anchor-type="paragraph" svg:width="170mm" draw:z-index="10"><draw:text-box fo:min-height="116.24mm"><text:p text:style-name="Darktable_20_caption"><draw:frame draw:style-name="fr15" draw:name="graphics17" text:anchor-type="paragraph" svg:x="0.04mm" svg:y="0.02mm" svg:width="170mm" style:rel-width="100%" svg:height="116.24mm" style:rel-height="scale" draw:z-index="11"><draw:image xlink:href="../images/exporting-to-picasa.png" xlink:type="simple" xlink:show="embed" xlink:actuate="onLoad"/></draw:frame>Figure <text:sequence text:ref-name="refFigure14" text:name="Figure" text:formula="ooow:Figure+1" style:num-format="1">15</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21" draw:name="graphics11" text:anchor-type="as-char" svg:y="-4.09mm" svg:width="4.23mm" svg:height="5.03mm" draw:z-index="0"><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2">$(FILE_DIRECTORY)/$(FILE_NAME)</text:p>
      <text:p text:style-name="Darktable_20_text">which will be expanded into something like:</text:p>
      <text:p text:style-name="P2"><text:soft-page-break/>/media/Foto/darktable-book/Folgarida.jpg</text:p>
      <text:p text:style-name="Darktable_20_text">In the above $(FILE_DIRECTORY) expands to /media/Foto/darktable-book and $(FILE_NAME) to Folgarida. The extension is picked up by the the chosen file format.</text:p>
      <text:p text:style-name="Darktable_20_text">All possible placeholders are listed in the following table.</text:p>
      <table:table table:name="Table2" table:style-name="Table2">
        <table:table-column table:style-name="Table2.A"/>
        <table:table-column table:style-name="Table2.B"/>
        <table:table-row>
          <table:table-cell table:style-name="Table2.A1" office:value-type="string">
            <text:p text:style-name="Table_20_Heading">placeholder</text:p>
          </table:table-cell>
          <table:table-cell table:style-name="Table2.B1" office:value-type="string">
            <text:p text:style-name="Table_20_Heading">description</text:p>
          </table:table-cell>
        </table:table-row>
        <table:table-row>
          <table:table-cell table:style-name="Table2.A2" office:value-type="string">
            <text:p text:style-name="P4">$(ROLL_NAME)</text:p>
          </table:table-cell>
          <table:table-cell table:style-name="Table2.B2" office:value-type="string">
            <text:p text:style-name="P4">Roll of the image being exported</text:p>
          </table:table-cell>
        </table:table-row>
        <table:table-row>
          <table:table-cell table:style-name="Table2.A2" office:value-type="string">
            <text:p text:style-name="P4">$(FILE_DIRECTORY)</text:p>
          </table:table-cell>
          <table:table-cell table:style-name="Table2.B2" office:value-type="string">
            <text:p text:style-name="P4">Directory of the image being exported</text:p>
          </table:table-cell>
        </table:table-row>
        <table:table-row>
          <table:table-cell table:style-name="Table2.A2" office:value-type="string">
            <text:p text:style-name="P4">$(FILE_NAME)</text:p>
          </table:table-cell>
          <table:table-cell table:style-name="Table2.B2" office:value-type="string">
            <text:p text:style-name="P4">Basename of the image being exported</text:p>
          </table:table-cell>
        </table:table-row>
        <table:table-row>
          <table:table-cell table:style-name="Table2.A2" office:value-type="string">
            <text:p text:style-name="P4">$(FILE_EXTENSION)</text:p>
          </table:table-cell>
          <table:table-cell table:style-name="Table2.B2" office:value-type="string">
            <text:p text:style-name="P4">Extension of the image being exported</text:p>
          </table:table-cell>
        </table:table-row>
        <table:table-row>
          <table:table-cell table:style-name="Table2.A2" office:value-type="string">
            <text:p text:style-name="P4">$(SEQUENCE)</text:p>
          </table:table-cell>
          <table:table-cell table:style-name="Table2.B2" office:value-type="string">
            <text:p text:style-name="P4">Sequence number</text:p>
          </table:table-cell>
        </table:table-row>
        <table:table-row>
          <table:table-cell table:style-name="Table2.A2" office:value-type="string">
            <text:p text:style-name="P4">$(YEAR)</text:p>
          </table:table-cell>
          <table:table-cell table:style-name="Table2.B2" office:value-type="string">
            <text:p text:style-name="P4">Year of the exporting date</text:p>
          </table:table-cell>
        </table:table-row>
        <table:table-row>
          <table:table-cell table:style-name="Table2.A2" office:value-type="string">
            <text:p text:style-name="P4">$(MONTH)</text:p>
          </table:table-cell>
          <table:table-cell table:style-name="Table2.B2" office:value-type="string">
            <text:p text:style-name="P4">Month of the exporting date</text:p>
          </table:table-cell>
        </table:table-row>
        <table:table-row>
          <table:table-cell table:style-name="Table2.A2" office:value-type="string">
            <text:p text:style-name="P4">$(DAY)</text:p>
          </table:table-cell>
          <table:table-cell table:style-name="Table2.B2" office:value-type="string">
            <text:p text:style-name="P4">Day of the exporting date</text:p>
          </table:table-cell>
        </table:table-row>
        <table:table-row>
          <table:table-cell table:style-name="Table2.A2" office:value-type="string">
            <text:p text:style-name="P4">$(HOUR)</text:p>
          </table:table-cell>
          <table:table-cell table:style-name="Table2.B2" office:value-type="string">
            <text:p text:style-name="P4">Hour of the exporting time</text:p>
          </table:table-cell>
        </table:table-row>
        <table:table-row>
          <table:table-cell table:style-name="Table2.A2" office:value-type="string">
            <text:p text:style-name="P4">$(MINUTE)</text:p>
          </table:table-cell>
          <table:table-cell table:style-name="Table2.B2" office:value-type="string">
            <text:p text:style-name="P4">Minutes of the exporting time</text:p>
          </table:table-cell>
        </table:table-row>
        <table:table-row>
          <table:table-cell table:style-name="Table2.A2" office:value-type="string">
            <text:p text:style-name="P4">$(SECOND)</text:p>
          </table:table-cell>
          <table:table-cell table:style-name="Table2.B2" office:value-type="string">
            <text:p text:style-name="P4">Seconds of the exporting time</text:p>
          </table:table-cell>
        </table:table-row>
        <table:table-row>
          <table:table-cell table:style-name="Table2.A2" office:value-type="string">
            <text:p text:style-name="P4">$(EXIF_YEAR)</text:p>
          </table:table-cell>
          <table:table-cell table:style-name="Table2.B2" office:value-type="string">
            <text:p text:style-name="P4">Year of the creation date (as recorded in the exif metadata)</text:p>
          </table:table-cell>
        </table:table-row>
        <table:table-row>
          <table:table-cell table:style-name="Table2.A2" office:value-type="string">
            <text:p text:style-name="P4">$(EXIF_MONTH)</text:p>
          </table:table-cell>
          <table:table-cell table:style-name="Table2.B2" office:value-type="string">
            <text:p text:style-name="P4">Month of the creation date (as recorded in the exif metadata)</text:p>
          </table:table-cell>
        </table:table-row>
        <table:table-row>
          <table:table-cell table:style-name="Table2.A2" office:value-type="string">
            <text:p text:style-name="P4">$(EXIF_DAY)</text:p>
          </table:table-cell>
          <table:table-cell table:style-name="Table2.B2" office:value-type="string">
            <text:p text:style-name="P4">Day of the creation date (as recorded in the exif metadata)</text:p>
          </table:table-cell>
        </table:table-row>
        <table:table-row table:style-name="Table2.16">
          <table:table-cell table:style-name="Table2.A2" office:value-type="string">
            <text:p text:style-name="P4">$(EXIF_HOUR)</text:p>
          </table:table-cell>
          <table:table-cell table:style-name="Table2.B2" office:value-type="string">
            <text:p text:style-name="P4">Hour of the creation time (as recorded in the exif metadata)</text:p>
          </table:table-cell>
        </table:table-row>
        <table:table-row table:style-name="Table2.16">
          <table:table-cell table:style-name="Table2.A2" office:value-type="string">
            <text:p text:style-name="P4">$(EXIF_MINUTE)</text:p>
          </table:table-cell>
          <table:table-cell table:style-name="Table2.B2" office:value-type="string">
            <text:p text:style-name="P4">Minutes of the creation time (as recorded in the exif metadata)</text:p>
          </table:table-cell>
        </table:table-row>
        <table:table-row table:style-name="Table2.16">
          <table:table-cell table:style-name="Table2.A2" office:value-type="string">
            <text:p text:style-name="P4">$(EXIF_SECOND)</text:p>
          </table:table-cell>
          <table:table-cell table:style-name="Table2.B2" office:value-type="string">
            <text:p text:style-name="P4">Seconds of the creation time (as recorded in the exif metadata)</text:p>
          </table:table-cell>
        </table:table-row>
        <table:table-row table:style-name="Table2.16">
          <table:table-cell table:style-name="Table2.A2" office:value-type="string">
            <text:p text:style-name="P4">$(STARS)</text:p>
          </table:table-cell>
          <table:table-cell table:style-name="Table2.B2" office:value-type="string">
            <text:p text:style-name="P4">Star rating of the image being exported</text:p>
          </table:table-cell>
        </table:table-row>
        <table:table-row table:style-name="Table2.16">
          <table:table-cell table:style-name="Table2.A2" office:value-type="string">
            <text:p text:style-name="P4">$(LABELS)</text:p>
          </table:table-cell>
          <table:table-cell table:style-name="Table2.B2" office:value-type="string">
            <text:p text:style-name="P4">Colorlabels of the image being exported</text:p>
          </table:table-cell>
        </table:table-row>
        <table:table-row table:style-name="Table2.16">
          <table:table-cell table:style-name="Table2.A2" office:value-type="string">
            <text:p text:style-name="P4">$(PICTURES_FOLDER)</text:p>
          </table:table-cell>
          <table:table-cell table:style-name="Table2.B2" office:value-type="string">
            <text:p text:style-name="P4">User picture folder (i.e. /home/ste/Pictures)</text:p>
          </table:table-cell>
        </table:table-row>
        <table:table-row table:style-name="Table2.16">
          <table:table-cell table:style-name="Table2.A2" office:value-type="string">
            <text:p text:style-name="P4">$(HOME_FOLDER)</text:p>
          </table:table-cell>
          <table:table-cell table:style-name="Table2.B2" office:value-type="string">
            <text:p text:style-name="P4">User home (i.e. /home/ste)</text:p>
          </table:table-cell>
        </table:table-row>
        <table:table-row table:style-name="Table2.16">
          <table:table-cell table:style-name="Table2.A2" office:value-type="string">
            <text:p text:style-name="P4">$(DESKTOP_FOLDER)</text:p>
          </table:table-cell>
          <table:table-cell table:style-name="Table2.B2" office:value-type="string">
            <text:p text:style-name="P4">User desktop folder (i.e. /home/ste/Desktop)</text:p>
          </table:table-cell>
        </table:table-row>
      </table:table>
      <text:p text:style-name="Darktable_20_text">After selecting where to store the generated pictures and selecting the proper format, pressing <text:span text:style-name="T8">export</text:span>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3" table:style-name="Table3">
        <table:table-column table:style-name="Table3.A"/>
        <table:table-column table:style-name="Table3.B"/>
        <table:table-row>
          <table:table-cell table:style-name="Table3.A1" office:value-type="string">
            <text:p text:style-name="Table_20_Heading">format</text:p>
          </table:table-cell>
          <table:table-cell table:style-name="Table3.B1" office:value-type="string">
            <text:p text:style-name="Table_20_Heading">description</text:p>
          </table:table-cell>
        </table:table-row>
        <table:table-row table:style-name="Table3.2">
          <table:table-cell table:style-name="Table3.A2" office:value-type="string">
            <text:p text:style-name="P4">16-bit ppm</text:p>
          </table:table-cell>
          <table:table-cell table:style-name="Table3.B2" office:value-type="string">
            <text:p text:style-name="P4">16-bit version of ppm, which is a plain RGB conversion of the image data where each pixel is represented with a triple of 16-bit values (big endian byte order for compatibility with netpbm).</text:p>
          </table:table-cell>
        </table:table-row>
        <table:table-row>
          <table:table-cell table:style-name="Table3.A8" office:value-type="string">
            <text:p text:style-name="P4">8-bit jpg</text:p>
          </table:table-cell>
          <table:table-cell table:style-name="Table3.B8" office:value-type="string">
            <text:p text:style-name="P4">The well known jpeg format, 8 bit per channel. Since jpg compression is potentially not lossless, when selected we can also choose the quality of the output image on a scale 0-100%. The <text:soft-page-break/>less the quality, the more compressed the resulting file will be. 100% quality means no data loss.</text:p>
          </table:table-cell>
        </table:table-row>
        <table:table-row>
          <table:table-cell table:style-name="Table3.A8" office:value-type="string">
            <text:p text:style-name="P4">8/16-bit png</text:p>
          </table:table-cell>
          <table:table-cell table:style-name="Table3.B8" office:value-type="string">
            <text:p text:style-name="P4">The well known png format, lossless compressed. When selected, we can chose between 8 and 16 bits per channel.</text:p>
          </table:table-cell>
        </table:table-row>
        <table:table-row>
          <table:table-cell table:style-name="Table3.A8" office:value-type="string">
            <text:p text:style-name="P4">8/16-bit tiff</text:p>
          </table:table-cell>
          <table:table-cell table:style-name="Table3.B8" office:value-type="string">
            <text:p text:style-name="P4">The well known tiff format, lossless compressed. When selected, we can chose between 8 and 16 bits per channel.</text:p>
          </table:table-cell>
        </table:table-row>
        <table:table-row>
          <table:table-cell table:style-name="Table3.A8" office:value-type="string">
            <text:p text:style-name="P4">copy</text:p>
          </table:table-cell>
          <table:table-cell table:style-name="Table3.B8" office:value-type="string">
            <text:p text:style-name="P4">It is not a real format. It tells darktable to do a 1:1 copy of the selected images. Note that global options will not be applied.</text:p>
          </table:table-cell>
        </table:table-row>
        <table:table-row>
          <table:table-cell table:style-name="Table3.A8" office:value-type="string">
            <text:p text:style-name="Table_20_Contents">float pfm</text:p>
          </table:table-cell>
          <table:table-cell table:style-name="Table3.B8" office:value-type="string">
            <text:p text:style-name="Table_20_Contents">Similar to the PPM format, but records pixel data in floating point.</text:p>
          </table:table-cell>
        </table:table-row>
        <table:table-row>
          <table:table-cell table:style-name="Table3.A8" office:value-type="string">
            <text:p text:style-name="Table_20_Contents">openexr</text:p>
          </table:table-cell>
          <table:table-cell table:style-name="Table3.B8"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of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4" table:style-name="Table4">
        <table:table-column table:style-name="Table4.A"/>
        <table:table-column table:style-name="Table4.B"/>
        <table:table-row>
          <table:table-cell table:style-name="Table4.A1" office:value-type="string">
            <text:p text:style-name="Table_20_Heading">format</text:p>
          </table:table-cell>
          <table:table-cell table:style-name="Table4.B1" office:value-type="string">
            <text:p text:style-name="Table_20_Heading">description</text:p>
          </table:table-cell>
        </table:table-row>
        <table:table-row>
          <table:table-cell table:style-name="Table4.A2" office:value-type="string">
            <text:p text:style-name="P4">max size</text:p>
          </table:table-cell>
          <table:table-cell table:style-name="Table4.B2" office:value-type="string">
            <text:p text:style-name="P4">Maximum width and height of the final picture. Set to 0 to keep the same size of the original image. Usually it is enough to set both to the desired size of the longest side of the image. The other side will be resized by darktable keeping the aspect ratio. For example, specifying 1024 to both max width and height, an image which is 3906x2602 will be exported to a picture 1024x862 pixels. An image which is 1272x1838 will result into a 708x1024 picture.</text:p>
          </table:table-cell>
        </table:table-row>
        <table:table-row>
          <table:table-cell table:style-name="Table4.A2" office:value-type="string">
            <text:p text:style-name="P4">intent</text:p>
          </table:table-cell>
          <table:table-cell table:style-name="Table4.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5">Since different devices don't have the same </text:span>gamut<text:span text:style-name="T5">,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5">experienced users control of the gamut mapping behavior.</text:span></text:p>
            <text:p text:style-name="P3">Darktable supports the following methods:</text:p>
            <text:list xml:id="list2002598992" text:style-name="L1">
              <text:list-item>
                <text:p text:style-name="P6"><text:span text:style-name="Darktable_20_emphasis"><text:span text:style-name="T5">image settings</text:span></text:span><text:span text:style-name="T5">: use the image settings rendering intent</text:span></text:p>
              </text:list-item>
              <text:list-item>
                <text:p text:style-name="P6"><text:soft-page-break/><text:span text:style-name="Darktable_20_emphasis"><text:span text:style-name="T5">perceptual and relative colorimetric</text:span></text:span><text:span text:style-name="T5">: these are probably the most useful conversion types for digital photography. </text:span><text:span text:style-name="T5">Each places a different priority on how they render colors </text:span><text:span text:style-name="T5">within the portion of not matching gamut. Relative colorimetric maintains a near exact relationship between </text:span><text:span text:style-name="T5">in gamut colors, even if this clips out of gamut colors. In contrast, perceptual rendering tries to also preserve some relationship between out of gamut colors, even if this </text:span><text:span text:style-name="T5">results in inaccuracies for in gamut colors.</text:span></text:p>
              </text:list-item>
              <text:list-item>
                <text:p text:style-name="P6"><text:span text:style-name="Darktable_20_emphasis"><text:span text:style-name="T5">absolute colorimetric</text:span></text:span><text:span text:style-name="T5">: <text:s/>it is similar to relative colorimetric in that it preserves in gamut colors and clips those out of gamut, but they differ in how each handles </text:span><text:span text:style-name="T5">the white point. The </text:span>white point is the location of the purest and lightest white in a color space.</text:p>
              </text:list-item>
              <text:list-item>
                <text:p text:style-name="P6"><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4.A2" office:value-type="string">
            <text:p text:style-name="P4">profile</text:p>
          </table:table-cell>
          <table:table-cell table:style-name="Table4.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22" draw:name="graphics12" text:anchor-type="as-char" svg:y="-3.44mm" svg:width="4.5mm" svg:height="5.29mm" draw:z-index="2"><draw:image xlink:href="../../../symbols/style.png" xlink:type="simple" xlink:show="embed" xlink:actuate="onLoad"/></draw:frame> at the bottom of the history module. The pop up of <text:sequence-ref text:reference-format="category-and-value" text:ref-name="refFigure15">Figure 16</text:sequence-ref> appears. Give a name and a description to the style and go back to lighttable.</text:p>
      <text:p text:style-name="Darktable_20_text"><draw:frame draw:style-name="fr11" draw:name="Frame15" text:anchor-type="paragraph" svg:y="0mm" svg:width="170mm" draw:z-index="12"><draw:text-box fo:min-height="118.52mm"><text:p text:style-name="Darktable_20_caption"><draw:frame draw:style-name="fr23" draw:name="graphics18" text:anchor-type="paragraph" svg:x="0.04mm" svg:y="0mm" svg:width="169.97mm" svg:height="113.67mm" draw:z-index="13"><draw:image xlink:href="../images/create-style.png" xlink:type="simple" xlink:show="embed" xlink:actuate="onLoad"/></draw:frame>Figure <text:sequence text:ref-name="refFigure15" text:name="Figure" text:formula="ooow:Figure+1" style:num-format="1">16</text:sequence>: creating a style in darkroom</text:p></draw:text-box></draw:frame><text:soft-page-break/>Once in light table, the <text:span text:style-name="Darktable_20_emphasis">styles</text:span> module (<text:sequence-ref text:reference-format="category-and-value" text:ref-name="refFigure16">Figure 17</text:sequence-ref>) is used to manage and apply styles.</text:p>
      <text:p text:style-name="Darktable_20_text"><draw:frame draw:style-name="fr12" draw:name="Frame16" text:anchor-type="paragraph" svg:y="0mm" svg:width="89.15mm" draw:z-index="14"><draw:text-box fo:min-height="52.11mm"><text:p text:style-name="Darktable_20_caption"><draw:frame draw:style-name="fr15" draw:name="graphics19" text:anchor-type="paragraph" svg:x="0.04mm" svg:y="0.02mm" svg:width="89.15mm" style:rel-width="100%" svg:height="52.11mm" style:rel-height="scale" draw:z-index="15"><draw:image xlink:href="../images/apply-style.png" xlink:type="simple" xlink:show="embed" xlink:actuate="onLoad"/></draw:frame>Figure <text:sequence text:ref-name="refFigure16" text:name="Figure" text:formula="ooow:Figure+1" style:num-format="1">17</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13" draw:name="Frame17" text:anchor-type="paragraph" svg:y="0.44mm" svg:width="89.41mm" draw:z-index="16"><draw:text-box fo:min-height="97.35mm"><text:p text:style-name="Darktable_20_caption"><draw:frame draw:style-name="fr15" draw:name="graphics20" text:anchor-type="paragraph" svg:x="0.04mm" svg:y="0.02mm" svg:width="89.41mm" style:rel-width="100%" svg:height="97.35mm" style:rel-height="scale" draw:z-index="17"><draw:image xlink:href="../images/tagging-module.png" xlink:type="simple" xlink:show="embed" xlink:actuate="onLoad"/></draw:frame>Figure <text:sequence text:ref-name="refFigure17" text:name="Figure" text:formula="ooow:Figure+1" style:num-format="1">18</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s show on the light table.</text:p>
      <text:p text:style-name="Darktable_20_text">Tags are displayed and managed by the <text:span text:style-name="Darktable_20_emphasis">tagging</text:span> module, illustrated in <text:sequence-ref text:reference-format="category-and-value" text:ref-name="refFigure17">Figure 18</text:sequence-ref>. <text:s/>The panel is divided into two parts: the upper part contains the tags currently set for the image either under mouse (if mouse is over an image) or selected (if mouse is outside the lighttable). The lower part contains all tags available; those can be filtered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14" draw:name="Frame18" text:anchor-type="paragraph" svg:x="0.04mm" svg:y="14.75mm" svg:width="89.41mm" draw:z-index="18"><draw:text-box fo:min-height="53.43mm"><text:p text:style-name="Darktable_20_caption"><draw:frame draw:style-name="fr24" draw:name="graphics21" text:anchor-type="paragraph" svg:x="0.04mm" svg:y="0mm" svg:width="89.41mm" svg:height="53.32mm" draw:z-index="19"><draw:image xlink:href="../images/metadata-editor-module.png" xlink:type="simple" xlink:show="embed" xlink:actuate="onLoad"/></draw:frame>Figure <text:sequence text:ref-name="refFigure18" text:name="Figure" text:formula="ooow:Figure+1" style:num-format="1">19</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18">Figure 19</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text:span text:style-name="Darktable_20_emphasis">clear</text:span> button is used instead to clear all fiel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2</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3T19:47:38</meta:creation-date>
    <meta:editing-duration>PT14H29M39S</meta:editing-duration>
    <meta:editing-cycles>53</meta:editing-cycles>
    <meta:generator>LibreOffice/3.4$Linux LibreOffice_project/340m1$Build-402</meta:generator>
    <meta:initial-creator>Nicholas </meta:initial-creator>
    <dc:date>2012-01-04T17:37:57</dc:date>
    <dc:creator>Stefano Fornari</dc:creator>
    <meta:document-statistic meta:table-count="4" meta:image-count="21" meta:object-count="0" meta:page-count="14" meta:paragraph-count="183" meta:word-count="4487" meta:character-count="26583" meta:non-whitespace-character-count="22254"/>
  </office:meta>
</office:document-meta>
</file>